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2528" calcext:value-type="float">
            <text:p>1.52528</text:p>
          </table:table-cell>
          <table:table-cell office:value-type="float" office:value="2.81466533333333" calcext:value-type="float">
            <text:p>2.81467</text:p>
          </table:table-cell>
          <table:table-cell office:value-type="float" office:value="2.649328" calcext:value-type="float">
            <text:p>2.649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7468" calcext:value-type="float">
            <text:p>1.50747</text:p>
          </table:table-cell>
          <table:table-cell office:value-type="float" office:value="2.79774266666667" calcext:value-type="float">
            <text:p>2.79774</text:p>
          </table:table-cell>
          <table:table-cell office:value-type="float" office:value="2.763968" calcext:value-type="float">
            <text:p>2.763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721466666667" calcext:value-type="float">
            <text:p>1.58721</text:p>
          </table:table-cell>
          <table:table-cell office:value-type="float" office:value="2.63591733333333" calcext:value-type="float">
            <text:p>2.63592</text:p>
          </table:table-cell>
          <table:table-cell office:value-type="float" office:value="2.431248" calcext:value-type="float">
            <text:p>2.431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8072533333333" calcext:value-type="float">
            <text:p>1.68073</text:p>
          </table:table-cell>
          <table:table-cell office:value-type="float" office:value="2.56771066666667" calcext:value-type="float">
            <text:p>2.56771</text:p>
          </table:table-cell>
          <table:table-cell office:value-type="float" office:value="1.825152" calcext:value-type="float">
            <text:p>1.825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7772" calcext:value-type="float">
            <text:p>1.63777</text:p>
          </table:table-cell>
          <table:table-cell office:value-type="float" office:value="2.55889066666667" calcext:value-type="float">
            <text:p>2.55889</text:p>
          </table:table-cell>
          <table:table-cell office:value-type="float" office:value="2.09128" calcext:value-type="float">
            <text:p>2.091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027066666667" calcext:value-type="float">
            <text:p>1.63027</text:p>
          </table:table-cell>
          <table:table-cell office:value-type="float" office:value="2.547748" calcext:value-type="float">
            <text:p>2.54775</text:p>
          </table:table-cell>
          <table:table-cell office:value-type="float" office:value="2.16368" calcext:value-type="float">
            <text:p>2.163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1676" calcext:value-type="float">
            <text:p>1.61168</text:p>
          </table:table-cell>
          <table:table-cell office:value-type="float" office:value="2.53118666666667" calcext:value-type="float">
            <text:p>2.53119</text:p>
          </table:table-cell>
          <table:table-cell office:value-type="float" office:value="2.34688" calcext:value-type="float">
            <text:p>2.346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6562666666667" calcext:value-type="float">
            <text:p>1.66563</text:p>
          </table:table-cell>
          <table:table-cell office:value-type="float" office:value="2.481124" calcext:value-type="float">
            <text:p>2.48112</text:p>
          </table:table-cell>
          <table:table-cell office:value-type="float" office:value="2.026528" calcext:value-type="float">
            <text:p>2.026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866666666667" calcext:value-type="float">
            <text:p>1.70867</text:p>
          </table:table-cell>
          <table:table-cell office:value-type="float" office:value="2.464872" calcext:value-type="float">
            <text:p>2.46487</text:p>
          </table:table-cell>
          <table:table-cell office:value-type="float" office:value="1.708912" calcext:value-type="float">
            <text:p>1.708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9606933333333" calcext:value-type="float">
            <text:p>1.69607</text:p>
          </table:table-cell>
          <table:table-cell office:value-type="float" office:value="2.45709066666667" calcext:value-type="float">
            <text:p>2.45709</text:p>
          </table:table-cell>
          <table:table-cell office:value-type="float" office:value="1.713424" calcext:value-type="float">
            <text:p>1.713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54172" calcext:value-type="float">
            <text:p>1.65417</text:p>
          </table:table-cell>
          <table:table-cell office:value-type="float" office:value="2.44986666666667" calcext:value-type="float">
            <text:p>2.44987</text:p>
          </table:table-cell>
          <table:table-cell office:value-type="float" office:value="2.29016" calcext:value-type="float">
            <text:p>2.290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6835866666667" calcext:value-type="float">
            <text:p>1.76836</text:p>
          </table:table-cell>
          <table:table-cell office:value-type="float" office:value="2.35821866666667" calcext:value-type="float">
            <text:p>2.35822</text:p>
          </table:table-cell>
          <table:table-cell office:value-type="float" office:value="1.419504" calcext:value-type="float">
            <text:p>1.41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0013066666667" calcext:value-type="float">
            <text:p>1.70013</text:p>
          </table:table-cell>
          <table:table-cell office:value-type="float" office:value="2.35383466666667" calcext:value-type="float">
            <text:p>2.35383</text:p>
          </table:table-cell>
          <table:table-cell office:value-type="float" office:value="2.04272" calcext:value-type="float">
            <text:p>2.042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0276" calcext:value-type="float">
            <text:p>1.70276</text:p>
          </table:table-cell>
          <table:table-cell office:value-type="float" office:value="2.31265066666667" calcext:value-type="float">
            <text:p>2.31265</text:p>
          </table:table-cell>
          <table:table-cell office:value-type="float" office:value="2.08648" calcext:value-type="float">
            <text:p>2.086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2354" calcext:value-type="float">
            <text:p>1.82354</text:p>
          </table:table-cell>
          <table:table-cell office:value-type="float" office:value="2.076396" calcext:value-type="float">
            <text:p>2.0764</text:p>
          </table:table-cell>
          <table:table-cell office:value-type="float" office:value="1.461152" calcext:value-type="float">
            <text:p>1.461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36212" calcext:value-type="float">
            <text:p>1.83621</text:p>
          </table:table-cell>
          <table:table-cell office:value-type="float" office:value="2.04550266666667" calcext:value-type="float">
            <text:p>2.0455</text:p>
          </table:table-cell>
          <table:table-cell office:value-type="float" office:value="1.512672" calcext:value-type="float">
            <text:p>1.512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355733333333" calcext:value-type="float">
            <text:p>1.77356</text:p>
          </table:table-cell>
          <table:table-cell office:value-type="float" office:value="2.32548933333333" calcext:value-type="float">
            <text:p>2.32549</text:p>
          </table:table-cell>
          <table:table-cell office:value-type="float" office:value="1.437904" calcext:value-type="float">
            <text:p>1.43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64348" calcext:value-type="float">
            <text:p>1.76435</text:p>
          </table:table-cell>
          <table:table-cell office:value-type="float" office:value="2.32040933333333" calcext:value-type="float">
            <text:p>2.32041</text:p>
          </table:table-cell>
          <table:table-cell office:value-type="float" office:value="1.448048" calcext:value-type="float">
            <text:p>1.448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0844" calcext:value-type="float">
            <text:p>1.75084</text:p>
          </table:table-cell>
          <table:table-cell office:value-type="float" office:value="2.363904" calcext:value-type="float">
            <text:p>2.3639</text:p>
          </table:table-cell>
          <table:table-cell office:value-type="float" office:value="1.463056" calcext:value-type="float">
            <text:p>1.463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39016" calcext:value-type="float">
            <text:p>1.73902</text:p>
          </table:table-cell>
          <table:table-cell office:value-type="float" office:value="2.39590533333333" calcext:value-type="float">
            <text:p>2.39591</text:p>
          </table:table-cell>
          <table:table-cell office:value-type="float" office:value="1.569472" calcext:value-type="float">
            <text:p>1.569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3732933333333" calcext:value-type="float">
            <text:p>1.73733</text:p>
          </table:table-cell>
          <table:table-cell office:value-type="float" office:value="2.39990666666667" calcext:value-type="float">
            <text:p>2.39991</text:p>
          </table:table-cell>
          <table:table-cell office:value-type="float" office:value="1.547664" calcext:value-type="float">
            <text:p>1.547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2292533333333" calcext:value-type="float">
            <text:p>1.72293</text:p>
          </table:table-cell>
          <table:table-cell office:value-type="float" office:value="2.32011866666667" calcext:value-type="float">
            <text:p>2.32012</text:p>
          </table:table-cell>
          <table:table-cell office:value-type="float" office:value="1.931376" calcext:value-type="float">
            <text:p>1.931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5644" calcext:value-type="float">
            <text:p>1.71564</text:p>
          </table:table-cell>
          <table:table-cell office:value-type="float" office:value="2.459396" calcext:value-type="float">
            <text:p>2.4594</text:p>
          </table:table-cell>
          <table:table-cell office:value-type="float" office:value="1.73456" calcext:value-type="float">
            <text:p>1.734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1273733333333" calcext:value-type="float">
            <text:p>1.71274</text:p>
          </table:table-cell>
          <table:table-cell office:value-type="float" office:value="2.481548" calcext:value-type="float">
            <text:p>2.48155</text:p>
          </table:table-cell>
          <table:table-cell office:value-type="float" office:value="1.590992" calcext:value-type="float">
            <text:p>1.590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242533333333" calcext:value-type="float">
            <text:p>1.71243</text:p>
          </table:table-cell>
          <table:table-cell office:value-type="float" office:value="2.547884" calcext:value-type="float">
            <text:p>2.54788</text:p>
          </table:table-cell>
          <table:table-cell office:value-type="float" office:value="1.561296" calcext:value-type="float">
            <text:p>1.56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149066666667" calcext:value-type="float">
            <text:p>1.71149</text:p>
          </table:table-cell>
          <table:table-cell office:value-type="float" office:value="2.48210666666667" calcext:value-type="float">
            <text:p>2.48211</text:p>
          </table:table-cell>
          <table:table-cell office:value-type="float" office:value="1.623648" calcext:value-type="float">
            <text:p>1.623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1368" calcext:value-type="float">
            <text:p>1.71137</text:p>
          </table:table-cell>
          <table:table-cell office:value-type="float" office:value="2.33450133333333" calcext:value-type="float">
            <text:p>2.3345</text:p>
          </table:table-cell>
          <table:table-cell office:value-type="float" office:value="1.92832" calcext:value-type="float">
            <text:p>1.928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777333333333" calcext:value-type="float">
            <text:p>1.70777</text:p>
          </table:table-cell>
          <table:table-cell office:value-type="float" office:value="2.45148133333333" calcext:value-type="float">
            <text:p>2.45148</text:p>
          </table:table-cell>
          <table:table-cell office:value-type="float" office:value="1.694016" calcext:value-type="float">
            <text:p>1.694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0346133333333" calcext:value-type="float">
            <text:p>1.70346</text:p>
          </table:table-cell>
          <table:table-cell office:value-type="float" office:value="2.32315733333333" calcext:value-type="float">
            <text:p>2.32316</text:p>
          </table:table-cell>
          <table:table-cell office:value-type="float" office:value="2.087856" calcext:value-type="float">
            <text:p>2.087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992933333333" calcext:value-type="float">
            <text:p>1.69993</text:p>
          </table:table-cell>
          <table:table-cell office:value-type="float" office:value="2.38197466666667" calcext:value-type="float">
            <text:p>2.38197</text:p>
          </table:table-cell>
          <table:table-cell office:value-type="float" office:value="2.039616" calcext:value-type="float">
            <text:p>2.039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405466666667" calcext:value-type="float">
            <text:p>1.69405</text:p>
          </table:table-cell>
          <table:table-cell office:value-type="float" office:value="2.37931733333333" calcext:value-type="float">
            <text:p>2.37932</text:p>
          </table:table-cell>
          <table:table-cell office:value-type="float" office:value="2.013536" calcext:value-type="float">
            <text:p>2.013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262266666667" calcext:value-type="float">
            <text:p>1.69262</text:p>
          </table:table-cell>
          <table:table-cell office:value-type="float" office:value="2.314664" calcext:value-type="float">
            <text:p>2.31466</text:p>
          </table:table-cell>
          <table:table-cell office:value-type="float" office:value="2.228928" calcext:value-type="float">
            <text:p>2.228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2204" calcext:value-type="float">
            <text:p>1.6922</text:p>
          </table:table-cell>
          <table:table-cell office:value-type="float" office:value="2.52785866666667" calcext:value-type="float">
            <text:p>2.52786</text:p>
          </table:table-cell>
          <table:table-cell office:value-type="float" office:value="1.57248" calcext:value-type="float">
            <text:p>1.57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8858533333333" calcext:value-type="float">
            <text:p>1.68859</text:p>
          </table:table-cell>
          <table:table-cell office:value-type="float" office:value="2.30727733333333" calcext:value-type="float">
            <text:p>2.30728</text:p>
          </table:table-cell>
          <table:table-cell office:value-type="float" office:value="2.218816" calcext:value-type="float">
            <text:p>2.218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8585866666667" calcext:value-type="float">
            <text:p>1.68586</text:p>
          </table:table-cell>
          <table:table-cell office:value-type="float" office:value="2.39673333333333" calcext:value-type="float">
            <text:p>2.39673</text:p>
          </table:table-cell>
          <table:table-cell office:value-type="float" office:value="1.98792" calcext:value-type="float">
            <text:p>1.987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6579866666667" calcext:value-type="float">
            <text:p>1.6658</text:p>
          </table:table-cell>
          <table:table-cell office:value-type="float" office:value="2.508148" calcext:value-type="float">
            <text:p>2.50815</text:p>
          </table:table-cell>
          <table:table-cell office:value-type="float" office:value="2.017536" calcext:value-type="float">
            <text:p>2.017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6000533333333" calcext:value-type="float">
            <text:p>1.66001</text:p>
          </table:table-cell>
          <table:table-cell office:value-type="float" office:value="2.672364" calcext:value-type="float">
            <text:p>2.67236</text:p>
          </table:table-cell>
          <table:table-cell office:value-type="float" office:value="1.699648" calcext:value-type="float">
            <text:p>1.699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5944933333333" calcext:value-type="float">
            <text:p>1.65945</text:p>
          </table:table-cell>
          <table:table-cell office:value-type="float" office:value="2.54943733333333" calcext:value-type="float">
            <text:p>2.54944</text:p>
          </table:table-cell>
          <table:table-cell office:value-type="float" office:value="1.828016" calcext:value-type="float">
            <text:p>1.828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863066666667" calcext:value-type="float">
            <text:p>1.65863</text:p>
          </table:table-cell>
          <table:table-cell office:value-type="float" office:value="2.65027866666667" calcext:value-type="float">
            <text:p>2.65028</text:p>
          </table:table-cell>
          <table:table-cell office:value-type="float" office:value="1.667104" calcext:value-type="float">
            <text:p>1.66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5536" calcext:value-type="float">
            <text:p>1.65536</text:p>
          </table:table-cell>
          <table:table-cell office:value-type="float" office:value="2.52697466666667" calcext:value-type="float">
            <text:p>2.52697</text:p>
          </table:table-cell>
          <table:table-cell office:value-type="float" office:value="2.088576" calcext:value-type="float">
            <text:p>2.088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4436133333333" calcext:value-type="float">
            <text:p>1.64436</text:p>
          </table:table-cell>
          <table:table-cell office:value-type="float" office:value="2.4658" calcext:value-type="float">
            <text:p>2.4658</text:p>
          </table:table-cell>
          <table:table-cell office:value-type="float" office:value="2.24632" calcext:value-type="float">
            <text:p>2.246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335733333333" calcext:value-type="float">
            <text:p>1.64336</text:p>
          </table:table-cell>
          <table:table-cell office:value-type="float" office:value="2.53205466666667" calcext:value-type="float">
            <text:p>2.53205</text:p>
          </table:table-cell>
          <table:table-cell office:value-type="float" office:value="2.2616" calcext:value-type="float">
            <text:p>2.26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9784" calcext:value-type="float">
            <text:p>1.63978</text:p>
          </table:table-cell>
          <table:table-cell office:value-type="float" office:value="2.37945866666667" calcext:value-type="float">
            <text:p>2.37946</text:p>
          </table:table-cell>
          <table:table-cell office:value-type="float" office:value="2.498976" calcext:value-type="float">
            <text:p>2.498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823466666667" calcext:value-type="float">
            <text:p>1.63823</text:p>
          </table:table-cell>
          <table:table-cell office:value-type="float" office:value="2.57929066666667" calcext:value-type="float">
            <text:p>2.57929</text:p>
          </table:table-cell>
          <table:table-cell office:value-type="float" office:value="2.153776" calcext:value-type="float">
            <text:p>2.153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663733333333" calcext:value-type="float">
            <text:p>1.63664</text:p>
          </table:table-cell>
          <table:table-cell office:value-type="float" office:value="2.5079" calcext:value-type="float">
            <text:p>2.5079</text:p>
          </table:table-cell>
          <table:table-cell office:value-type="float" office:value="2.375504" calcext:value-type="float">
            <text:p>2.37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2698533333333" calcext:value-type="float">
            <text:p>1.62699</text:p>
          </table:table-cell>
          <table:table-cell office:value-type="float" office:value="2.47453066666667" calcext:value-type="float">
            <text:p>2.47453</text:p>
          </table:table-cell>
          <table:table-cell office:value-type="float" office:value="2.490464" calcext:value-type="float">
            <text:p>2.490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384266666667" calcext:value-type="float">
            <text:p>1.62384</text:p>
          </table:table-cell>
          <table:table-cell office:value-type="float" office:value="2.53188533333333" calcext:value-type="float">
            <text:p>2.53189</text:p>
          </table:table-cell>
          <table:table-cell office:value-type="float" office:value="2.219824" calcext:value-type="float">
            <text:p>2.219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9520933333333" calcext:value-type="float">
            <text:p>1.59521</text:p>
          </table:table-cell>
          <table:table-cell office:value-type="float" office:value="2.60649333333333" calcext:value-type="float">
            <text:p>2.60649</text:p>
          </table:table-cell>
          <table:table-cell office:value-type="float" office:value="2.427152" calcext:value-type="float">
            <text:p>2.427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9427866666667" calcext:value-type="float">
            <text:p>1.59428</text:p>
          </table:table-cell>
          <table:table-cell office:value-type="float" office:value="2.60237466666667" calcext:value-type="float">
            <text:p>2.60237</text:p>
          </table:table-cell>
          <table:table-cell office:value-type="float" office:value="2.45248" calcext:value-type="float">
            <text:p>2.45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90776" calcext:value-type="float">
            <text:p>1.59078</text:p>
          </table:table-cell>
          <table:table-cell office:value-type="float" office:value="2.62758666666667" calcext:value-type="float">
            <text:p>2.62759</text:p>
          </table:table-cell>
          <table:table-cell office:value-type="float" office:value="2.427632" calcext:value-type="float">
            <text:p>2.4276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8352666666667" calcext:value-type="float">
            <text:p>1.58353</text:p>
          </table:table-cell>
          <table:table-cell office:value-type="float" office:value="2.75049466666667" calcext:value-type="float">
            <text:p>2.75049</text:p>
          </table:table-cell>
          <table:table-cell office:value-type="float" office:value="2.239152" calcext:value-type="float">
            <text:p>2.239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8192266666667" calcext:value-type="float">
            <text:p>1.58192</text:p>
          </table:table-cell>
          <table:table-cell office:value-type="float" office:value="2.73936133333333" calcext:value-type="float">
            <text:p>2.73936</text:p>
          </table:table-cell>
          <table:table-cell office:value-type="float" office:value="2.19688" calcext:value-type="float">
            <text:p>2.196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541866666667" calcext:value-type="float">
            <text:p>1.57542</text:p>
          </table:table-cell>
          <table:table-cell office:value-type="float" office:value="2.94546533333333" calcext:value-type="float">
            <text:p>2.94547</text:p>
          </table:table-cell>
          <table:table-cell office:value-type="float" office:value="1.864784" calcext:value-type="float">
            <text:p>1.864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9" calcext:value-type="float">
            <text:p>1.5709</text:p>
          </table:table-cell>
          <table:table-cell office:value-type="float" office:value="2.93086" calcext:value-type="float">
            <text:p>2.93086</text:p>
          </table:table-cell>
          <table:table-cell office:value-type="float" office:value="1.827376" calcext:value-type="float">
            <text:p>1.827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633866666667" calcext:value-type="float">
            <text:p>1.55634</text:p>
          </table:table-cell>
          <table:table-cell office:value-type="float" office:value="2.67820666666667" calcext:value-type="float">
            <text:p>2.67821</text:p>
          </table:table-cell>
          <table:table-cell office:value-type="float" office:value="2.626912" calcext:value-type="float">
            <text:p>2.626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5100133333333" calcext:value-type="float">
            <text:p>1.551</text:p>
          </table:table-cell>
          <table:table-cell office:value-type="float" office:value="2.71077333333333" calcext:value-type="float">
            <text:p>2.71077</text:p>
          </table:table-cell>
          <table:table-cell office:value-type="float" office:value="2.609072" calcext:value-type="float">
            <text:p>2.609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4334666666667" calcext:value-type="float">
            <text:p>1.54335</text:p>
          </table:table-cell>
          <table:table-cell office:value-type="float" office:value="2.783528" calcext:value-type="float">
            <text:p>2.78353</text:p>
          </table:table-cell>
          <table:table-cell office:value-type="float" office:value="2.536896" calcext:value-type="float">
            <text:p>2.53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577066666667" calcext:value-type="float">
            <text:p>1.53577</text:p>
          </table:table-cell>
          <table:table-cell office:value-type="float" office:value="2.78390266666667" calcext:value-type="float">
            <text:p>2.7839</text:p>
          </table:table-cell>
          <table:table-cell office:value-type="float" office:value="2.541744" calcext:value-type="float">
            <text:p>2.541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1715733333333" calcext:value-type="float">
            <text:p>1.51716</text:p>
          </table:table-cell>
          <table:table-cell office:value-type="float" office:value="2.815592" calcext:value-type="float">
            <text:p>2.81559</text:p>
          </table:table-cell>
          <table:table-cell office:value-type="float" office:value="2.630656" calcext:value-type="float">
            <text:p>2.630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164133333333" calcext:value-type="float">
            <text:p>1.51164</text:p>
          </table:table-cell>
          <table:table-cell office:value-type="float" office:value="2.80798666666667" calcext:value-type="float">
            <text:p>2.80799</text:p>
          </table:table-cell>
          <table:table-cell office:value-type="float" office:value="2.798832" calcext:value-type="float">
            <text:p>2.798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355733333333" calcext:value-type="float">
            <text:p>1.77356</text:p>
          </table:table-cell>
          <table:table-cell office:value-type="float" office:value="2.32548933333333" calcext:value-type="float">
            <text:p>2.32549</text:p>
          </table:table-cell>
          <table:table-cell office:value-type="float" office:value="1.437904" calcext:value-type="float">
            <text:p>1.43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1.65350035555556" calcext:value-type="float">
            <text:p>1.6535</text:p>
          </table:table-cell>
          <table:table-cell table:formula="of:=AVERAGE([.BT1:.BT15])" office:value-type="float" office:value="2.54043297777778" calcext:value-type="float">
            <text:p>2.54043</text:p>
          </table:table-cell>
          <table:table-cell table:formula="of:=AVERAGE([.BU1:.BU15])" office:value-type="float" office:value="2.03109226666667" calcext:value-type="float">
            <text:p>2.0310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39016" calcext:value-type="float">
            <text:p>1.73902</text:p>
          </table:table-cell>
          <table:table-cell office:value-type="float" office:value="2.39590533333333" calcext:value-type="float">
            <text:p>2.39591</text:p>
          </table:table-cell>
          <table:table-cell office:value-type="float" office:value="1.569472" calcext:value-type="float">
            <text:p>1.569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1.72938373333333" calcext:value-type="float">
            <text:p>1.72938</text:p>
          </table:table-cell>
          <table:table-cell table:formula="of:=AVERAGE([.BT1:.BT5])" office:value-type="float" office:value="2.38111893333333" calcext:value-type="float">
            <text:p>2.38112</text:p>
          </table:table-cell>
          <table:table-cell table:formula="of:=AVERAGE([.BU1:.BU5])" office:value-type="float" office:value="1.7204032" calcext:value-type="float">
            <text:p>1.7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2292533333333" calcext:value-type="float">
            <text:p>1.72293</text:p>
          </table:table-cell>
          <table:table-cell office:value-type="float" office:value="2.32011866666667" calcext:value-type="float">
            <text:p>2.32012</text:p>
          </table:table-cell>
          <table:table-cell office:value-type="float" office:value="1.931376" calcext:value-type="float">
            <text:p>1.931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149066666667" calcext:value-type="float">
            <text:p>1.71149</text:p>
          </table:table-cell>
          <table:table-cell office:value-type="float" office:value="2.48210666666667" calcext:value-type="float">
            <text:p>2.48211</text:p>
          </table:table-cell>
          <table:table-cell office:value-type="float" office:value="1.623648" calcext:value-type="float">
            <text:p>1.623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992933333333" calcext:value-type="float">
            <text:p>1.69993</text:p>
          </table:table-cell>
          <table:table-cell office:value-type="float" office:value="2.38197466666667" calcext:value-type="float">
            <text:p>2.38197</text:p>
          </table:table-cell>
          <table:table-cell office:value-type="float" office:value="2.039616" calcext:value-type="float">
            <text:p>2.039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262266666667" calcext:value-type="float">
            <text:p>1.69262</text:p>
          </table:table-cell>
          <table:table-cell office:value-type="float" office:value="2.314664" calcext:value-type="float">
            <text:p>2.31466</text:p>
          </table:table-cell>
          <table:table-cell office:value-type="float" office:value="2.228928" calcext:value-type="float">
            <text:p>2.228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2204" calcext:value-type="float">
            <text:p>1.6922</text:p>
          </table:table-cell>
          <table:table-cell office:value-type="float" office:value="2.52785866666667" calcext:value-type="float">
            <text:p>2.52786</text:p>
          </table:table-cell>
          <table:table-cell office:value-type="float" office:value="1.57248" calcext:value-type="float">
            <text:p>1.57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863066666667" calcext:value-type="float">
            <text:p>1.65863</text:p>
          </table:table-cell>
          <table:table-cell office:value-type="float" office:value="2.65027866666667" calcext:value-type="float">
            <text:p>2.65028</text:p>
          </table:table-cell>
          <table:table-cell office:value-type="float" office:value="1.667104" calcext:value-type="float">
            <text:p>1.66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9784" calcext:value-type="float">
            <text:p>1.63978</text:p>
          </table:table-cell>
          <table:table-cell office:value-type="float" office:value="2.37945866666667" calcext:value-type="float">
            <text:p>2.37946</text:p>
          </table:table-cell>
          <table:table-cell office:value-type="float" office:value="2.498976" calcext:value-type="float">
            <text:p>2.498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384266666667" calcext:value-type="float">
            <text:p>1.62384</text:p>
          </table:table-cell>
          <table:table-cell office:value-type="float" office:value="2.53188533333333" calcext:value-type="float">
            <text:p>2.53189</text:p>
          </table:table-cell>
          <table:table-cell office:value-type="float" office:value="2.219824" calcext:value-type="float">
            <text:p>2.219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9520933333333" calcext:value-type="float">
            <text:p>1.59521</text:p>
          </table:table-cell>
          <table:table-cell office:value-type="float" office:value="2.60649333333333" calcext:value-type="float">
            <text:p>2.60649</text:p>
          </table:table-cell>
          <table:table-cell office:value-type="float" office:value="2.427152" calcext:value-type="float">
            <text:p>2.427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8352666666667" calcext:value-type="float">
            <text:p>1.58353</text:p>
          </table:table-cell>
          <table:table-cell office:value-type="float" office:value="2.75049466666667" calcext:value-type="float">
            <text:p>2.75049</text:p>
          </table:table-cell>
          <table:table-cell office:value-type="float" office:value="2.239152" calcext:value-type="float">
            <text:p>2.239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541866666667" calcext:value-type="float">
            <text:p>1.57542</text:p>
          </table:table-cell>
          <table:table-cell office:value-type="float" office:value="2.94546533333333" calcext:value-type="float">
            <text:p>2.94547</text:p>
          </table:table-cell>
          <table:table-cell office:value-type="float" office:value="1.864784" calcext:value-type="float">
            <text:p>1.864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5100133333333" calcext:value-type="float">
            <text:p>1.551</text:p>
          </table:table-cell>
          <table:table-cell office:value-type="float" office:value="2.71077333333333" calcext:value-type="float">
            <text:p>2.71077</text:p>
          </table:table-cell>
          <table:table-cell office:value-type="float" office:value="2.609072" calcext:value-type="float">
            <text:p>2.609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4334666666667" calcext:value-type="float">
            <text:p>1.54335</text:p>
          </table:table-cell>
          <table:table-cell office:value-type="float" office:value="2.783528" calcext:value-type="float">
            <text:p>2.78353</text:p>
          </table:table-cell>
          <table:table-cell office:value-type="float" office:value="2.536896" calcext:value-type="float">
            <text:p>2.53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64348" calcext:value-type="float">
            <text:p>1.76435</text:p>
          </table:table-cell>
          <table:table-cell office:value-type="float" office:value="2.32040933333333" calcext:value-type="float">
            <text:p>2.32041</text:p>
          </table:table-cell>
          <table:table-cell office:value-type="float" office:value="1.448048" calcext:value-type="float">
            <text:p>1.448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1.65214737777778" calcext:value-type="float">
            <text:p>1.65215</text:p>
          </table:table-cell>
          <table:table-cell table:formula="of:=AVERAGE([.BT16:.BT30])" office:value-type="float" office:value="2.54679431111111" calcext:value-type="float">
            <text:p>2.54679</text:p>
          </table:table-cell>
          <table:table-cell table:formula="of:=AVERAGE([.BU16:.BU30])" office:value-type="float" office:value="2.025344" calcext:value-type="float">
            <text:p>2.02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3732933333333" calcext:value-type="float">
            <text:p>1.73733</text:p>
          </table:table-cell>
          <table:table-cell office:value-type="float" office:value="2.39990666666667" calcext:value-type="float">
            <text:p>2.39991</text:p>
          </table:table-cell>
          <table:table-cell office:value-type="float" office:value="1.547664" calcext:value-type="float">
            <text:p>1.547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1.7276416" calcext:value-type="float">
            <text:p>1.72764</text:p>
          </table:table-cell>
          <table:table-cell table:formula="of:=AVERAGE([.BT16:.BT20])" office:value-type="float" office:value="2.41684986666667" calcext:value-type="float">
            <text:p>2.41685</text:p>
          </table:table-cell>
          <table:table-cell table:formula="of:=AVERAGE([.BU16:.BU20])" office:value-type="float" office:value="1.615264" calcext:value-type="float">
            <text:p>1.615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1273733333333" calcext:value-type="float">
            <text:p>1.71274</text:p>
          </table:table-cell>
          <table:table-cell office:value-type="float" office:value="2.481548" calcext:value-type="float">
            <text:p>2.48155</text:p>
          </table:table-cell>
          <table:table-cell office:value-type="float" office:value="1.590992" calcext:value-type="float">
            <text:p>1.590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242533333333" calcext:value-type="float">
            <text:p>1.71243</text:p>
          </table:table-cell>
          <table:table-cell office:value-type="float" office:value="2.547884" calcext:value-type="float">
            <text:p>2.54788</text:p>
          </table:table-cell>
          <table:table-cell office:value-type="float" office:value="1.561296" calcext:value-type="float">
            <text:p>1.56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1368" calcext:value-type="float">
            <text:p>1.71137</text:p>
          </table:table-cell>
          <table:table-cell office:value-type="float" office:value="2.33450133333333" calcext:value-type="float">
            <text:p>2.3345</text:p>
          </table:table-cell>
          <table:table-cell office:value-type="float" office:value="1.92832" calcext:value-type="float">
            <text:p>1.928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8858533333333" calcext:value-type="float">
            <text:p>1.68859</text:p>
          </table:table-cell>
          <table:table-cell office:value-type="float" office:value="2.30727733333333" calcext:value-type="float">
            <text:p>2.30728</text:p>
          </table:table-cell>
          <table:table-cell office:value-type="float" office:value="2.218816" calcext:value-type="float">
            <text:p>2.218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8585866666667" calcext:value-type="float">
            <text:p>1.68586</text:p>
          </table:table-cell>
          <table:table-cell office:value-type="float" office:value="2.39673333333333" calcext:value-type="float">
            <text:p>2.39673</text:p>
          </table:table-cell>
          <table:table-cell office:value-type="float" office:value="1.98792" calcext:value-type="float">
            <text:p>1.987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6000533333333" calcext:value-type="float">
            <text:p>1.66001</text:p>
          </table:table-cell>
          <table:table-cell office:value-type="float" office:value="2.672364" calcext:value-type="float">
            <text:p>2.67236</text:p>
          </table:table-cell>
          <table:table-cell office:value-type="float" office:value="1.699648" calcext:value-type="float">
            <text:p>1.699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335733333333" calcext:value-type="float">
            <text:p>1.64336</text:p>
          </table:table-cell>
          <table:table-cell office:value-type="float" office:value="2.53205466666667" calcext:value-type="float">
            <text:p>2.53205</text:p>
          </table:table-cell>
          <table:table-cell office:value-type="float" office:value="2.2616" calcext:value-type="float">
            <text:p>2.26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2698533333333" calcext:value-type="float">
            <text:p>1.62699</text:p>
          </table:table-cell>
          <table:table-cell office:value-type="float" office:value="2.47453066666667" calcext:value-type="float">
            <text:p>2.47453</text:p>
          </table:table-cell>
          <table:table-cell office:value-type="float" office:value="2.490464" calcext:value-type="float">
            <text:p>2.490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9427866666667" calcext:value-type="float">
            <text:p>1.59428</text:p>
          </table:table-cell>
          <table:table-cell office:value-type="float" office:value="2.60237466666667" calcext:value-type="float">
            <text:p>2.60237</text:p>
          </table:table-cell>
          <table:table-cell office:value-type="float" office:value="2.45248" calcext:value-type="float">
            <text:p>2.45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8192266666667" calcext:value-type="float">
            <text:p>1.58192</text:p>
          </table:table-cell>
          <table:table-cell office:value-type="float" office:value="2.73936133333333" calcext:value-type="float">
            <text:p>2.73936</text:p>
          </table:table-cell>
          <table:table-cell office:value-type="float" office:value="2.19688" calcext:value-type="float">
            <text:p>2.196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9" calcext:value-type="float">
            <text:p>1.5709</text:p>
          </table:table-cell>
          <table:table-cell office:value-type="float" office:value="2.93086" calcext:value-type="float">
            <text:p>2.93086</text:p>
          </table:table-cell>
          <table:table-cell office:value-type="float" office:value="1.827376" calcext:value-type="float">
            <text:p>1.827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633866666667" calcext:value-type="float">
            <text:p>1.55634</text:p>
          </table:table-cell>
          <table:table-cell office:value-type="float" office:value="2.67820666666667" calcext:value-type="float">
            <text:p>2.67821</text:p>
          </table:table-cell>
          <table:table-cell office:value-type="float" office:value="2.626912" calcext:value-type="float">
            <text:p>2.626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577066666667" calcext:value-type="float">
            <text:p>1.53577</text:p>
          </table:table-cell>
          <table:table-cell office:value-type="float" office:value="2.78390266666667" calcext:value-type="float">
            <text:p>2.7839</text:p>
          </table:table-cell>
          <table:table-cell office:value-type="float" office:value="2.541744" calcext:value-type="float">
            <text:p>2.541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36212" calcext:value-type="float">
            <text:p>1.83621</text:p>
          </table:table-cell>
          <table:table-cell office:value-type="float" office:value="2.04550266666667" calcext:value-type="float">
            <text:p>2.0455</text:p>
          </table:table-cell>
          <table:table-cell office:value-type="float" office:value="1.512672" calcext:value-type="float">
            <text:p>1.512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1.66182702222222" calcext:value-type="float">
            <text:p>1.66183</text:p>
          </table:table-cell>
          <table:table-cell table:formula="of:=AVERAGE([.BT31:.BT45])" office:value-type="float" office:value="2.49409831111111" calcext:value-type="float">
            <text:p>2.4941</text:p>
          </table:table-cell>
          <table:table-cell table:formula="of:=AVERAGE([.BU31:.BU45])" office:value-type="float" office:value="2.07150293333333" calcext:value-type="float">
            <text:p>2.07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0844" calcext:value-type="float">
            <text:p>1.75084</text:p>
          </table:table-cell>
          <table:table-cell office:value-type="float" office:value="2.363904" calcext:value-type="float">
            <text:p>2.3639</text:p>
          </table:table-cell>
          <table:table-cell office:value-type="float" office:value="1.463056" calcext:value-type="float">
            <text:p>1.463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1.74278693333333" calcext:value-type="float">
            <text:p>1.74279</text:p>
          </table:table-cell>
          <table:table-cell table:formula="of:=AVERAGE([.BT31:.BT35])" office:value-type="float" office:value="2.32868826666667" calcext:value-type="float">
            <text:p>2.32869</text:p>
          </table:table-cell>
          <table:table-cell table:formula="of:=AVERAGE([.BU31:.BU35])" office:value-type="float" office:value="1.698432" calcext:value-type="float">
            <text:p>1.6984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5644" calcext:value-type="float">
            <text:p>1.71564</text:p>
          </table:table-cell>
          <table:table-cell office:value-type="float" office:value="2.459396" calcext:value-type="float">
            <text:p>2.4594</text:p>
          </table:table-cell>
          <table:table-cell office:value-type="float" office:value="1.73456" calcext:value-type="float">
            <text:p>1.734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777333333333" calcext:value-type="float">
            <text:p>1.70777</text:p>
          </table:table-cell>
          <table:table-cell office:value-type="float" office:value="2.45148133333333" calcext:value-type="float">
            <text:p>2.45148</text:p>
          </table:table-cell>
          <table:table-cell office:value-type="float" office:value="1.694016" calcext:value-type="float">
            <text:p>1.694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0346133333333" calcext:value-type="float">
            <text:p>1.70346</text:p>
          </table:table-cell>
          <table:table-cell office:value-type="float" office:value="2.32315733333333" calcext:value-type="float">
            <text:p>2.32316</text:p>
          </table:table-cell>
          <table:table-cell office:value-type="float" office:value="2.087856" calcext:value-type="float">
            <text:p>2.087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405466666667" calcext:value-type="float">
            <text:p>1.69405</text:p>
          </table:table-cell>
          <table:table-cell office:value-type="float" office:value="2.37931733333333" calcext:value-type="float">
            <text:p>2.37932</text:p>
          </table:table-cell>
          <table:table-cell office:value-type="float" office:value="2.013536" calcext:value-type="float">
            <text:p>2.013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6579866666667" calcext:value-type="float">
            <text:p>1.6658</text:p>
          </table:table-cell>
          <table:table-cell office:value-type="float" office:value="2.508148" calcext:value-type="float">
            <text:p>2.50815</text:p>
          </table:table-cell>
          <table:table-cell office:value-type="float" office:value="2.017536" calcext:value-type="float">
            <text:p>2.017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5944933333333" calcext:value-type="float">
            <text:p>1.65945</text:p>
          </table:table-cell>
          <table:table-cell office:value-type="float" office:value="2.54943733333333" calcext:value-type="float">
            <text:p>2.54944</text:p>
          </table:table-cell>
          <table:table-cell office:value-type="float" office:value="1.828016" calcext:value-type="float">
            <text:p>1.828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5536" calcext:value-type="float">
            <text:p>1.65536</text:p>
          </table:table-cell>
          <table:table-cell office:value-type="float" office:value="2.52697466666667" calcext:value-type="float">
            <text:p>2.52697</text:p>
          </table:table-cell>
          <table:table-cell office:value-type="float" office:value="2.088576" calcext:value-type="float">
            <text:p>2.088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4436133333333" calcext:value-type="float">
            <text:p>1.64436</text:p>
          </table:table-cell>
          <table:table-cell office:value-type="float" office:value="2.4658" calcext:value-type="float">
            <text:p>2.4658</text:p>
          </table:table-cell>
          <table:table-cell office:value-type="float" office:value="2.24632" calcext:value-type="float">
            <text:p>2.246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823466666667" calcext:value-type="float">
            <text:p>1.63823</text:p>
          </table:table-cell>
          <table:table-cell office:value-type="float" office:value="2.57929066666667" calcext:value-type="float">
            <text:p>2.57929</text:p>
          </table:table-cell>
          <table:table-cell office:value-type="float" office:value="2.153776" calcext:value-type="float">
            <text:p>2.153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663733333333" calcext:value-type="float">
            <text:p>1.63664</text:p>
          </table:table-cell>
          <table:table-cell office:value-type="float" office:value="2.5079" calcext:value-type="float">
            <text:p>2.5079</text:p>
          </table:table-cell>
          <table:table-cell office:value-type="float" office:value="2.375504" calcext:value-type="float">
            <text:p>2.37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90776" calcext:value-type="float">
            <text:p>1.59078</text:p>
          </table:table-cell>
          <table:table-cell office:value-type="float" office:value="2.62758666666667" calcext:value-type="float">
            <text:p>2.62759</text:p>
          </table:table-cell>
          <table:table-cell office:value-type="float" office:value="2.427632" calcext:value-type="float">
            <text:p>2.4276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1715733333333" calcext:value-type="float">
            <text:p>1.51716</text:p>
          </table:table-cell>
          <table:table-cell office:value-type="float" office:value="2.815592" calcext:value-type="float">
            <text:p>2.81559</text:p>
          </table:table-cell>
          <table:table-cell office:value-type="float" office:value="2.630656" calcext:value-type="float">
            <text:p>2.630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164133333333" calcext:value-type="float">
            <text:p>1.51164</text:p>
          </table:table-cell>
          <table:table-cell office:value-type="float" office:value="2.80798666666667" calcext:value-type="float">
            <text:p>2.80799</text:p>
          </table:table-cell>
          <table:table-cell office:value-type="float" office:value="2.798832" calcext:value-type="float">
            <text:p>2.798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2528" calcext:value-type="float">
            <text:p>1.52528</text:p>
          </table:table-cell>
          <table:table-cell office:value-type="float" office:value="2.81466533333333" calcext:value-type="float">
            <text:p>2.81467</text:p>
          </table:table-cell>
          <table:table-cell office:value-type="float" office:value="2.649328" calcext:value-type="float">
            <text:p>2.649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1.65998204444444" calcext:value-type="float">
            <text:p>1.65998</text:p>
          </table:table-cell>
          <table:table-cell table:formula="of:=AVERAGE([.BT46:.BT60])" office:value-type="float" office:value="2.49386097777778" calcext:value-type="float">
            <text:p>2.49386</text:p>
          </table:table-cell>
          <table:table-cell table:formula="of:=AVERAGE([.BU46:.BU60])" office:value-type="float" office:value="2.06802773333333" calcext:value-type="float">
            <text:p>2.06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7468" calcext:value-type="float">
            <text:p>1.50747</text:p>
          </table:table-cell>
          <table:table-cell office:value-type="float" office:value="2.79774266666667" calcext:value-type="float">
            <text:p>2.79774</text:p>
          </table:table-cell>
          <table:table-cell office:value-type="float" office:value="2.763968" calcext:value-type="float">
            <text:p>2.763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1.587692" calcext:value-type="float">
            <text:p>1.58769</text:p>
          </table:table-cell>
          <table:table-cell table:formula="of:=AVERAGE([.BT46:.BT50])" office:value-type="float" office:value="2.67498533333333" calcext:value-type="float">
            <text:p>2.67499</text:p>
          </table:table-cell>
          <table:table-cell table:formula="of:=AVERAGE([.BU46:.BU50])" office:value-type="float" office:value="2.3521952" calcext:value-type="float">
            <text:p>2.35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721466666667" calcext:value-type="float">
            <text:p>1.58721</text:p>
          </table:table-cell>
          <table:table-cell office:value-type="float" office:value="2.63591733333333" calcext:value-type="float">
            <text:p>2.63592</text:p>
          </table:table-cell>
          <table:table-cell office:value-type="float" office:value="2.431248" calcext:value-type="float">
            <text:p>2.431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8072533333333" calcext:value-type="float">
            <text:p>1.68073</text:p>
          </table:table-cell>
          <table:table-cell office:value-type="float" office:value="2.56771066666667" calcext:value-type="float">
            <text:p>2.56771</text:p>
          </table:table-cell>
          <table:table-cell office:value-type="float" office:value="1.825152" calcext:value-type="float">
            <text:p>1.825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7772" calcext:value-type="float">
            <text:p>1.63777</text:p>
          </table:table-cell>
          <table:table-cell office:value-type="float" office:value="2.55889066666667" calcext:value-type="float">
            <text:p>2.55889</text:p>
          </table:table-cell>
          <table:table-cell office:value-type="float" office:value="2.09128" calcext:value-type="float">
            <text:p>2.091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027066666667" calcext:value-type="float">
            <text:p>1.63027</text:p>
          </table:table-cell>
          <table:table-cell office:value-type="float" office:value="2.547748" calcext:value-type="float">
            <text:p>2.54775</text:p>
          </table:table-cell>
          <table:table-cell office:value-type="float" office:value="2.16368" calcext:value-type="float">
            <text:p>2.163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1676" calcext:value-type="float">
            <text:p>1.61168</text:p>
          </table:table-cell>
          <table:table-cell office:value-type="float" office:value="2.53118666666667" calcext:value-type="float">
            <text:p>2.53119</text:p>
          </table:table-cell>
          <table:table-cell office:value-type="float" office:value="2.34688" calcext:value-type="float">
            <text:p>2.346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6562666666667" calcext:value-type="float">
            <text:p>1.66563</text:p>
          </table:table-cell>
          <table:table-cell office:value-type="float" office:value="2.481124" calcext:value-type="float">
            <text:p>2.48112</text:p>
          </table:table-cell>
          <table:table-cell office:value-type="float" office:value="2.026528" calcext:value-type="float">
            <text:p>2.026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866666666667" calcext:value-type="float">
            <text:p>1.70867</text:p>
          </table:table-cell>
          <table:table-cell office:value-type="float" office:value="2.464872" calcext:value-type="float">
            <text:p>2.46487</text:p>
          </table:table-cell>
          <table:table-cell office:value-type="float" office:value="1.708912" calcext:value-type="float">
            <text:p>1.708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9606933333333" calcext:value-type="float">
            <text:p>1.69607</text:p>
          </table:table-cell>
          <table:table-cell office:value-type="float" office:value="2.45709066666667" calcext:value-type="float">
            <text:p>2.45709</text:p>
          </table:table-cell>
          <table:table-cell office:value-type="float" office:value="1.713424" calcext:value-type="float">
            <text:p>1.713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54172" calcext:value-type="float">
            <text:p>1.65417</text:p>
          </table:table-cell>
          <table:table-cell office:value-type="float" office:value="2.44986666666667" calcext:value-type="float">
            <text:p>2.44987</text:p>
          </table:table-cell>
          <table:table-cell office:value-type="float" office:value="2.29016" calcext:value-type="float">
            <text:p>2.290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6835866666667" calcext:value-type="float">
            <text:p>1.76836</text:p>
          </table:table-cell>
          <table:table-cell office:value-type="float" office:value="2.35821866666667" calcext:value-type="float">
            <text:p>2.35822</text:p>
          </table:table-cell>
          <table:table-cell office:value-type="float" office:value="1.419504" calcext:value-type="float">
            <text:p>1.41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0013066666667" calcext:value-type="float">
            <text:p>1.70013</text:p>
          </table:table-cell>
          <table:table-cell office:value-type="float" office:value="2.35383466666667" calcext:value-type="float">
            <text:p>2.35383</text:p>
          </table:table-cell>
          <table:table-cell office:value-type="float" office:value="2.04272" calcext:value-type="float">
            <text:p>2.042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0276" calcext:value-type="float">
            <text:p>1.70276</text:p>
          </table:table-cell>
          <table:table-cell office:value-type="float" office:value="2.31265066666667" calcext:value-type="float">
            <text:p>2.31265</text:p>
          </table:table-cell>
          <table:table-cell office:value-type="float" office:value="2.08648" calcext:value-type="float">
            <text:p>2.086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2354" calcext:value-type="float">
            <text:p>1.82354</text:p>
          </table:table-cell>
          <table:table-cell office:value-type="float" office:value="2.076396" calcext:value-type="float">
            <text:p>2.0764</text:p>
          </table:table-cell>
          <table:table-cell office:value-type="float" office:value="1.461152" calcext:value-type="float">
            <text:p>1.461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09:57:42.569299105</dc:date>
    <meta:document-statistic meta:table-count="2" meta:cell-count="9024" meta:object-count="0"/>
    <meta:generator>LibreOffice/4.2.8.2$Linux_X86_64 LibreOffice_project/420m0$Build-2</meta:generator>
  </office:meta>
</office:document-meta>
</file>